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fo:min-height="16.818cm"/>
    </style:style>
    <style:style style:name="gr3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P1" style:family="paragraph">
      <style:paragraph-properties fo:margin-top="0cm" fo:margin-bottom="0cm"/>
      <style:text-properties fo:font-size="24pt" style:font-size-asian="24pt" style:font-size-complex="24pt"/>
    </style:style>
    <style:style style:name="P2" style:family="paragraph">
      <style:paragraph-properties fo:margin-top="0cm" fo:margin-bottom="0cm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layer="layout" svg:width="3.228cm" svg:height="1.072cm" svg:x="1.7cm" svg:y="1.8cm">
          <draw:text-box>
            <text:p>結構 參數</text:p>
          </draw:text-box>
        </draw:frame>
        <draw:frame draw:style-name="gr2" draw:text-style-name="P2" draw:layer="layout" svg:width="22.8cm" svg:height="17.068cm" svg:x="1.5cm" svg:y="5.701cm">
          <draw:text-box>
            <text:p text:style-name="P1"><text:span text:style-name="T1">1.</text:span><text:span text:style-name="T1">結構參數</text:span></text:p>
            <text:p text:style-name="P1"><text:span text:style-name="T1"/></text:p>
            <text:p text:style-name="P1"><text:span text:style-name="T1">"struct person bill = {20,89};</text:span></text:p>
            <text:p text:style-name="P1"><text:span text:style-name="T1"/></text:p>
            <text:p text:style-name="P1"><text:span text:style-name="T1">show(&amp;bill);</text:span></text:p>
            <text:p text:style-name="P1"><text:span text:style-name="T1"/></text:p>
            <text:p text:style-name="P1"><text:span text:style-name="T1"/></text:p>
            <text:p text:style-name="P1"><text:span text:style-name="T1">void show ( struct person *bo)</text:span></text:p>
            <text:p text:style-name="P1"><text:span text:style-name="T1">{</text:span></text:p>
            <text:p text:style-name="P1"><text:span text:style-name="T1"><text:s text:c="4"/></text:span><text:span text:style-name="T1">[</text:span><text:span text:style-name="T1">程式碼區塊</text:span><text:span text:style-name="T1">;]</text:span></text:p>
            <text:p text:style-name="P1"><text:span text:style-name="T1">}</text:span></text:p>
            <text:p text:style-name="P1"><text:span text:style-name="T1"/></text:p>
            <text:p text:style-name="P1"><text:span text:style-name="T1"/></text:p>
          </draw:text-box>
        </draw:frame>
        <draw:line draw:style-name="gr3" draw:text-style-name="P3" draw:layer="layout" svg:x1="5.2cm" svg:y1="11cm" svg:x2="10cm" svg:y2="13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k </meta:initial-creator>
    <meta:creation-date>2021-09-13T13:12:20.66</meta:creation-date>
    <dc:date>2021-09-13T13:16:33.73</dc:date>
    <dc:creator>frank </dc:creator>
    <meta:editing-duration>PT4M13S</meta:editing-duration>
    <meta:editing-cycles>1</meta:editing-cycles>
    <meta:document-statistic meta:object-count="3"/>
    <meta:generator>OpenOffice/4.1.10$Win32 OpenOffice.org_project/4110m2$Build-9807</meta:generator>
  </office:meta>
</office:document-meta>
</file>